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09" calcext:value-type="string">
            <text:p>4x9 109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17" calcext:value-type="string">
            <text:p>5x7 117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5" calcext:value-type="string">
            <text:p>7x5 125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2.5" calcext:value-type="string">
            <text:p>10x3 132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3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3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22:33.5968460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8T15:35:05.282292668</dc:date>
    <meta:editing-cycles>307</meta:editing-cycles>
    <meta:editing-duration>PT19H52M6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opy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Down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ToEndOfData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ut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Up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args12(0).Name = "URL"
args12(0).Value = "file:///home/agade/Documents/Sports/Agade-s-Smolov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